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7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7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7" office:value-type="string" calcext:value-type="string">
            <text:p>*0.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neigh max vox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string" calcext:value-type="string">
            <text:p>*0.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6:06:40.30422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20T18:31:58.148584000</dc:date>
    <meta:editing-duration>PT13H19M22S</meta:editing-duration>
    <meta:editing-cycles>25</meta:editing-cycles>
    <meta:generator>LibreOffice/25.8.4.2$Windows_X86_64 LibreOffice_project/290daaa01b999472f0c7a3890eb6a550fd74c6df</meta:generator>
    <meta:document-statistic meta:table-count="1" meta:cell-count="163" meta:object-count="0"/>
  </office:meta>
</office:document-meta>
</file>